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_7e_LT_7e_Gliederung_20_2">
      <style:paragraph-properties fo:margin-top="0.4cm" fo:margin-bottom="0cm" loext:contextual-spacing="false"/>
    </style:style>
    <style:style style:name="P2" style:family="paragraph" style:parent-style-name="Standard_7e_LT_7e_Gliederung_20_1">
      <style:paragraph-properties fo:margin-top="0.499cm" fo:margin-bottom="0cm" loext:contextual-spacing="false"/>
    </style:style>
    <style:style style:name="T1" style:family="text">
      <style:text-properties style:font-name="Liberation Sans1" fo:font-size="26pt" style:font-size-asian="26pt"/>
    </style:style>
    <style:style style:name="T2" style:family="text">
      <style:text-properties style:font-name="Liberation Sans1" fo:font-size="22pt" style:font-size-asian="22pt"/>
    </style:style>
    <style:style style:name="T3" style:family="text">
      <style:text-properties style:font-name="Liberation Sans1" fo:font-size="21.5pt" style:font-size-asian="21.5pt"/>
    </style:style>
    <style:style style:name="T4" style:family="text">
      <style:text-properties fo:font-weight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GER</text:span></text:p>
      <text:p text:style-name="P1"><text:span text:style-name="T2">Mise en place de l’environnement de développement</text:span></text:p>
      <text:p text:style-name="P1"><text:span text:style-name="T2">Réalisation de la base de données</text:span></text:p>
      <text:p text:style-name="P1"><text:span text:style-name="T2">Conception de l’IHM de saisie des données</text:span></text:p>
      <text:p text:style-name="P1"><text:span text:style-name="T2">Conception de l’IHM d’affichage des résultats</text:span></text:p>
      <text:p text:style-name="P1"><text:span text:style-name="T2">Récupération des données saisies (CRUD)</text:span></text:p>
      <text:p text:style-name="P1"><text:span text:style-name="T2">Gestion de la persistance des données</text:span></text:p>
      <text:p text:style-name="P1"><text:span text:style-name="T2">Calculs des résultats</text:span></text:p>
      <text:p text:style-name="P1"><text:span text:style-name="T2">Génération des résultats en PDF et HTML</text:span></text:p>
      <text:p text:style-name="P2"><text:span text:style-name="T1">SALF</text:span></text:p>
      <text:p text:style-name="P1"><text:span text:style-name="T3">Conception de l’IHM de l’application de test</text:span></text:p>
      <text:p text:style-name="P1"><text:span text:style-name="T3">Programmation du lancement de Flight</text:span></text:p>
      <text:p text:style-name="P1"><text:span text:style-name="T3">Gestion de la persistance des données</text:span></text:p>
      <text:p text:style-name="P1"><text:span text:style-name="T3">Test du boîtier par Bluetooth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5:00:59.745948418</meta:creation-date>
    <meta:generator>LibreOffice/5.1.6.2$Linux_X86_64 LibreOffice_project/10m0$Build-2</meta:generator>
    <dc:date>2017-05-23T08:24:56.003607876</dc:date>
    <meta:editing-duration>PT3S</meta:editing-duration>
    <meta:editing-cycles>1</meta:editing-cycles>
    <meta:document-statistic meta:table-count="0" meta:image-count="0" meta:object-count="0" meta:page-count="1" meta:paragraph-count="14" meta:word-count="72" meta:character-count="459" meta:non-whitespace-character-count="400"/>
  </office:meta>
</office:document-meta>
</file>